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10.2658333333333cm" style:use-optimal-column-width="true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Empieza por una vocal</text:p>
          </table:table-cell>
          <table:table-cell office:value-type="string" table:style-name="ce3">
            <text:p>No empieza por una vocal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a", "e", "i", "o", "u", "A", "E", "I", "O", "U", "abuelo", "Uvas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47:53Z</dc:date>
    <meta:editing-cycles>5</meta:editing-cycles>
    <meta:editing-duration>PT3599S</meta:editing-duration>
  </office:meta>
</office:document-meta>
</file>